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47" table:style-name="ce1">
            <text:p>47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1" table:style-name="ce1">
            <text:p>41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43" table:style-name="ce1">
            <text:p>4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2" table:style-name="ce1">
            <text:p>42</text:p>
          </table:table-cell>
          <table:table-cell office:value-type="float" office:value="41" table:style-name="ce1">
            <text:p>4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1" table:style-name="ce1">
            <text:p>4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2" table:style-name="ce1">
            <text:p>42</text:p>
          </table:table-cell>
          <table:table-cell office:value-type="float" office:value="50" table:style-name="ce1">
            <text:p>5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4" table:style-name="ce1">
            <text:p>44</text:p>
          </table:table-cell>
          <table:table-cell office:value-type="float" office:value="41" table:style-name="ce1">
            <text:p>4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5" table:style-name="ce1">
            <text:p>45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8" table:style-name="ce1">
            <text:p>48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43" table:style-name="ce1">
            <text:p>43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1" table:style-name="ce1">
            <text:p>11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38" table:style-name="ce1">
            <text:p>38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48" table:style-name="ce1">
            <text:p>48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1" table:style-name="ce1">
            <text:p>31</text:p>
          </table:table-cell>
          <table:table-cell office:value-type="float" office:value="49" table:style-name="ce1">
            <text:p>49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5" table:style-name="ce1">
            <text:p>25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7" table:style-name="ce1">
            <text:p>47</text:p>
          </table:table-cell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office:value-type="float" office:value="29" table:style-name="ce1">
            <text:p>29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4" table:style-name="ce1">
            <text:p>34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9" table:style-name="ce1">
            <text:p>39</text:p>
          </table:table-cell>
          <table:table-cell office:value-type="float" office:value="43" table:style-name="ce1">
            <text:p>4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office:value-type="float" office:value="47" table:style-name="ce1">
            <text:p>4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" table:style-name="ce1">
            <text:p>21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1" table:style-name="ce1">
            <text:p>41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0" table:style-name="ce1">
            <text:p>50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office:value-type="float" office:value="46" table:style-name="ce1">
            <text:p>4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5" table:style-name="ce1">
            <text:p>35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4" table:style-name="ce1">
            <text:p>44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9" table:style-name="ce1">
            <text:p>49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46" table:style-name="ce1">
            <text:p>46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47" table:style-name="ce1">
            <text:p>4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45" table:style-name="ce1">
            <text:p>4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float" office:value="41" table:style-name="ce1">
            <text:p>4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2" table:style-name="ce1">
            <text:p>42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6" table:style-name="ce1">
            <text:p>36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7" table:style-name="ce1">
            <text:p>47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43" table:style-name="ce1">
            <text:p>43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41" table:style-name="ce1">
            <text:p>4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office:value-type="float" office:value="48" table:style-name="ce1">
            <text:p>4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9" table:style-name="ce1">
            <text:p>19</text:p>
          </table:table-cell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6" table:style-name="ce1">
            <text:p>46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6" table:style-name="ce1">
            <text:p>46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9" table:style-name="ce1">
            <text:p>49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8" table:style-name="ce1">
            <text:p>38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8" table:style-name="ce1">
            <text:p>18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4" table:style-name="ce1">
            <text:p>44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8" table:style-name="ce1">
            <text:p>48</text:p>
          </table:table-cell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45" table:style-name="ce1">
            <text:p>4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2" table:style-name="ce1">
            <text:p>42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42" table:style-name="ce1">
            <text:p>4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2" table:style-name="ce1">
            <text:p>42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2" table:style-name="ce1">
            <text:p>42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3" table:style-name="ce1">
            <text:p>33</text:p>
          </table:table-cell>
          <table:table-cell office:value-type="float" office:value="44" table:style-name="ce1">
            <text:p>4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3" table:style-name="ce1">
            <text:p>33</text:p>
          </table:table-cell>
          <table:table-cell office:value-type="float" office:value="49" table:style-name="ce1">
            <text:p>4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4" table:style-name="ce1">
            <text:p>34</text:p>
          </table:table-cell>
          <table:table-cell office:value-type="float" office:value="45" table:style-name="ce1">
            <text:p>4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7" table:style-name="ce1">
            <text:p>47</text:p>
          </table:table-cell>
          <table:table-cell office:value-type="float" office:value="29" table:style-name="ce1">
            <text:p>29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2" table:style-name="ce1">
            <text:p>42</text:p>
          </table:table-cell>
          <table:table-cell office:value-type="float" office:value="28" table:style-name="ce1">
            <text:p>28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43" table:style-name="ce1">
            <text:p>4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44" table:style-name="ce1">
            <text:p>44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4" table:style-name="ce1">
            <text:p>44</text:p>
          </table:table-cell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9" table:style-name="ce1">
            <text:p>29</text:p>
          </table:table-cell>
          <table:table-cell office:value-type="float" office:value="44" table:style-name="ce1">
            <text:p>4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office:value-type="float" office:value="38" table:style-name="ce1">
            <text:p>3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49" table:style-name="ce1">
            <text:p>49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5" table:style-name="ce1">
            <text:p>45</text:p>
          </table:table-cell>
          <table:table-cell office:value-type="float" office:value="49" table:style-name="ce1">
            <text:p>49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2" table:style-name="ce1">
            <text:p>42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9" table:style-name="ce1">
            <text:p>39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7" table:style-name="ce1">
            <text:p>37</text:p>
          </table:table-cell>
          <table:table-cell office:value-type="float" office:value="46" table:style-name="ce1">
            <text:p>46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0" table:style-name="ce1">
            <text:p>50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4" table:style-name="ce1">
            <text:p>34</text:p>
          </table:table-cell>
          <table:table-cell office:value-type="float" office:value="46" table:style-name="ce1">
            <text:p>4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6" table:style-name="ce1">
            <text:p>26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44" table:style-name="ce1">
            <text:p>4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9" table:style-name="ce1">
            <text:p>49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  <table:table-cell office:value-type="float" office:value="49" table:style-name="ce1">
            <text:p>4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5" table:style-name="ce1">
            <text:p>35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7" table:style-name="ce1">
            <text:p>47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0" table:style-name="ce1">
            <text:p>30</text:p>
          </table:table-cell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49" table:style-name="ce1">
            <text:p>49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office:value-type="float" office:value="28" table:style-name="ce1">
            <text:p>28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42" table:style-name="ce1">
            <text:p>4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office:value-type="float" office:value="50" table:style-name="ce1">
            <text:p>5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1" table:style-name="ce1">
            <text:p>21</text:p>
          </table:table-cell>
          <table:table-cell office:value-type="float" office:value="49" table:style-name="ce1">
            <text:p>4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office:value-type="float" office:value="39" table:style-name="ce1">
            <text:p>3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5" table:style-name="ce1">
            <text:p>45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23" table:style-name="ce1">
            <text:p>23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3" table:style-name="ce1">
            <text:p>43</text:p>
          </table:table-cell>
          <table:table-cell office:value-type="float" office:value="25" table:style-name="ce1">
            <text:p>2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47" table:style-name="ce1">
            <text:p>47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44" table:style-name="ce1">
            <text:p>44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44" table:style-name="ce1">
            <text:p>4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1" table:style-name="ce1">
            <text:p>41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4" table:style-name="ce1">
            <text:p>34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5" table:style-name="ce1">
            <text:p>35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office:value-type="float" office:value="46" table:style-name="ce1">
            <text:p>4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office:value-type="float" office:value="45" table:style-name="ce1">
            <text:p>45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41" table:style-name="ce1">
            <text:p>4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45" table:style-name="ce1">
            <text:p>45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0" table:style-name="ce1">
            <text:p>20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office:value-type="float" office:value="25" table:style-name="ce1">
            <text:p>25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office:value-type="float" office:value="43" table:style-name="ce1">
            <text:p>43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office:value-type="float" office:value="41" table:style-name="ce1">
            <text:p>4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4" table:style-name="ce1">
            <text:p>44</text:p>
          </table:table-cell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4" table:style-name="ce1">
            <text:p>44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8" table:style-name="ce1">
            <text:p>48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5" table:style-name="ce1">
            <text:p>45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9" table:style-name="ce1">
            <text:p>49</text:p>
          </table:table-cell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1" table:style-name="ce1">
            <text:p>11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8" table:style-name="ce1">
            <text:p>38</text:p>
          </table:table-cell>
          <table:table-cell office:value-type="float" office:value="42" table:style-name="ce1">
            <text:p>4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9" table:style-name="ce1">
            <text:p>39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8" table:style-name="ce1">
            <text:p>48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22" table:style-name="ce1">
            <text:p>22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7" table:style-name="ce1">
            <text:p>17</text:p>
          </table:table-cell>
          <table:table-cell office:value-type="float" office:value="48" table:style-name="ce1">
            <text:p>4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office:value-type="float" office:value="11" table:style-name="ce1">
            <text:p>1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4" table:style-name="ce1">
            <text:p>44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office:value-type="float" office:value="46" table:style-name="ce1">
            <text:p>4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9" table:style-name="ce1">
            <text:p>39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office:value-type="float" office:value="48" table:style-name="ce1">
            <text:p>48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2" table:style-name="ce1">
            <text:p>32</text:p>
          </table:table-cell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46" table:style-name="ce1">
            <text:p>4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6" table:style-name="ce1">
            <text:p>36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8" table:style-name="ce1">
            <text:p>28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office:value-type="float" office:value="44" table:style-name="ce1">
            <text:p>4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38" table:style-name="ce1">
            <text:p>3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5" table:style-name="ce1">
            <text:p>4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47" table:style-name="ce1">
            <text:p>4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6" table:style-name="ce1">
            <text:p>46</text:p>
          </table:table-cell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44" table:style-name="ce1">
            <text:p>4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4" table:style-name="ce1">
            <text:p>44</text:p>
          </table:table-cell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1" table:style-name="ce1">
            <text:p>41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0" table:style-name="ce1">
            <text:p>20</text:p>
          </table:table-cell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7" table:style-name="ce1">
            <text:p>47</text:p>
          </table:table-cell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3" table:style-name="ce1">
            <text:p>33</text:p>
          </table:table-cell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39" table:style-name="ce1">
            <text:p>39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32" table:style-name="ce1">
            <text:p>32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8" table:style-name="ce1">
            <text:p>38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37" table:style-name="ce1">
            <text:p>3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48" table:style-name="ce1">
            <text:p>4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38" table:style-name="ce1">
            <text:p>3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9" table:style-name="ce1">
            <text:p>49</text:p>
          </table:table-cell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47" table:style-name="ce1">
            <text:p>47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7" table:style-name="ce1">
            <text:p>47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8" table:style-name="ce1">
            <text:p>48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1" table:style-name="ce1">
            <text:p>41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office:value-type="float" office:value="46" table:style-name="ce1">
            <text:p>46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office:value-type="float" office:value="47" table:style-name="ce1">
            <text:p>47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8" table:style-name="ce1">
            <text:p>48</text:p>
          </table:table-cell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0" table:style-name="ce1">
            <text:p>50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30" table:style-name="ce1">
            <text:p>3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office:value-type="float" office:value="50" table:style-name="ce1">
            <text:p>5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1" table:style-name="ce1">
            <text:p>41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office:value-type="float" office:value="21" table:style-name="ce1">
            <text:p>21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8" table:style-name="ce1">
            <text:p>48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46" table:style-name="ce1">
            <text:p>46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1" table:style-name="ce1">
            <text:p>4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3" table:style-name="ce1">
            <text:p>33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6" table:style-name="ce1">
            <text:p>46</text:p>
          </table:table-cell>
          <table:table-cell office:value-type="float" office:value="38" table:style-name="ce1">
            <text:p>38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float" office:value="40" table:style-name="ce1">
            <text:p>4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8" table:style-name="ce1">
            <text:p>48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office:value-type="float" office:value="40" table:style-name="ce1">
            <text:p>4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4" table:style-name="ce1">
            <text:p>44</text:p>
          </table:table-cell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0" table:style-name="ce1">
            <text:p>50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5" table:style-name="ce1">
            <text:p>35</text:p>
          </table:table-cell>
          <table:table-cell office:value-type="float" office:value="44" table:style-name="ce1">
            <text:p>44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9" table:style-name="ce1">
            <text:p>49</text:p>
          </table:table-cell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7" table:style-name="ce1">
            <text:p>47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44" table:style-name="ce1">
            <text:p>44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4" table:style-name="ce1">
            <text:p>44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8" table:style-name="ce1">
            <text:p>48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49" table:style-name="ce1">
            <text:p>49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7" table:style-name="ce1">
            <text:p>47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5" table:style-name="ce1">
            <text:p>45</text:p>
          </table:table-cell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4" table:style-name="ce1">
            <text:p>44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3" table:style-name="ce1">
            <text:p>33</text:p>
          </table:table-cell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7" table:style-name="ce1">
            <text:p>47</text:p>
          </table:table-cell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9" table:style-name="ce1">
            <text:p>49</text:p>
          </table:table-cell>
          <table:table-cell office:value-type="float" office:value="29" table:style-name="ce1">
            <text:p>2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8" table:style-name="ce1">
            <text:p>48</text:p>
          </table:table-cell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1" table:style-name="ce1">
            <text:p>41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1" table:style-name="ce1">
            <text:p>41</text:p>
          </table:table-cell>
          <table:table-cell office:value-type="float" office:value="46" table:style-name="ce1">
            <text:p>4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3" table:style-name="ce1">
            <text:p>43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6" table:style-name="ce1">
            <text:p>46</text:p>
          </table:table-cell>
          <table:table-cell office:value-type="float" office:value="40" table:style-name="ce1">
            <text:p>4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3" table:style-name="ce1">
            <text:p>33</text:p>
          </table:table-cell>
          <table:table-cell office:value-type="float" office:value="45" table:style-name="ce1">
            <text:p>45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6" table:style-name="ce1">
            <text:p>46</text:p>
          </table:table-cell>
          <table:table-cell office:value-type="float" office:value="30" table:style-name="ce1">
            <text:p>3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5" table:style-name="ce1">
            <text:p>45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9" table:style-name="ce1">
            <text:p>49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44" table:style-name="ce1">
            <text:p>44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3" table:style-name="ce1">
            <text:p>43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office:value-type="float" office:value="37" table:style-name="ce1">
            <text:p>3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49" table:style-name="ce1">
            <text:p>49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float" office:value="50" table:style-name="ce1">
            <text:p>5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office:value-type="float" office:value="46" table:style-name="ce1">
            <text:p>4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50" table:style-name="ce1">
            <text:p>5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46" table:style-name="ce1">
            <text:p>4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office:value-type="float" office:value="40" table:style-name="ce1">
            <text:p>4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4" table:style-name="ce1">
            <text:p>44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office:value-type="float" office:value="49" table:style-name="ce1">
            <text:p>4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office:value-type="float" office:value="46" table:style-name="ce1">
            <text:p>46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office:value-type="float" office:value="47" table:style-name="ce1">
            <text:p>4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39" table:style-name="ce1">
            <text:p>3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5" table:style-name="ce1">
            <text:p>45</text:p>
          </table:table-cell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7" table:style-name="ce1">
            <text:p>27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7" table:style-name="ce1">
            <text:p>37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41" table:style-name="ce1">
            <text:p>4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7" table:style-name="ce1">
            <text:p>7</text:p>
          </table:table-cell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3" table:style-name="ce1">
            <text:p>43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6" table:style-name="ce1">
            <text:p>46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5" table:style-name="ce1">
            <text:p>45</text:p>
          </table:table-cell>
          <table:table-cell office:value-type="float" office:value="34" table:style-name="ce1">
            <text:p>3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7" table:style-name="ce1">
            <text:p>47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39" table:style-name="ce1">
            <text:p>39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44" table:style-name="ce1">
            <text:p>4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2" table:style-name="ce1">
            <text:p>42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8" table:style-name="ce1">
            <text:p>38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3" table:style-name="ce1">
            <text:p>13</text:p>
          </table:table-cell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9" table:style-name="ce1">
            <text:p>49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7" table:style-name="ce1">
            <text:p>47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office:value-type="float" office:value="47" table:style-name="ce1">
            <text:p>47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2" table:style-name="ce1">
            <text:p>32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5" table:style-name="ce1">
            <text:p>45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47" table:style-name="ce1">
            <text:p>47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office:value-type="float" office:value="50" table:style-name="ce1">
            <text:p>5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47" table:style-name="ce1">
            <text:p>4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9" table:style-name="ce1">
            <text:p>49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41" table:style-name="ce1">
            <text:p>4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7" table:style-name="ce1">
            <text:p>47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7" table:style-name="ce1">
            <text:p>47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8" table:style-name="ce1">
            <text:p>48</text:p>
          </table:table-cell>
          <table:table-cell office:value-type="float" office:value="43" table:style-name="ce1">
            <text:p>43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7" table:style-name="ce1">
            <text:p>47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44" table:style-name="ce1">
            <text:p>44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  <table:table-cell office:value-type="float" office:value="39" table:style-name="ce1">
            <text:p>39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9" table:style-name="ce1">
            <text:p>49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3" table:style-name="ce1">
            <text:p>13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3" table:style-name="ce1">
            <text:p>33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office:value-type="float" office:value="43" table:style-name="ce1">
            <text:p>43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office:value-type="float" office:value="39" table:style-name="ce1">
            <text:p>39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office:value-type="float" office:value="35" table:style-name="ce1">
            <text:p>35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9" table:style-name="ce1">
            <text:p>49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8" table:style-name="ce1">
            <text:p>48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office:value-type="float" office:value="41" table:style-name="ce1">
            <text:p>41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office:value-type="float" office:value="36" table:style-name="ce1">
            <text:p>36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number-rows-repeated="1045376" table:style-name="ro1">
          <table:table-cell table:number-columns-repeated="16384"/>
        </table:table-row>
      </table:table>
      <table:table table:name="Лист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28T05:33:49Z</meta:creation-date>
    <dc:date>2022-03-17T11:50:33Z</dc:date>
  </office:meta>
</office:document-meta>
</file>